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1eb8e8" officeooo:paragraph-rsid="001eb8e8"/>
    </style:style>
    <style:style style:name="P2" style:family="paragraph" style:parent-style-name="Standard">
      <style:paragraph-properties fo:text-align="end" style:justify-single-word="false"/>
      <style:text-properties officeooo:rsid="001f0163" officeooo:paragraph-rsid="001f0163"/>
    </style:style>
    <style:style style:name="P3" style:family="paragraph" style:parent-style-name="Text_20_body">
      <style:text-properties officeooo:rsid="00210d01" officeooo:paragraph-rsid="00210d01"/>
    </style:style>
    <style:style style:name="P4" style:family="paragraph" style:parent-style-name="Text_20_body">
      <style:text-properties officeooo:rsid="00232471" officeooo:paragraph-rsid="00232471"/>
    </style:style>
    <style:style style:name="P5" style:family="paragraph" style:parent-style-name="Text_20_body">
      <style:text-properties officeooo:rsid="00266116" officeooo:paragraph-rsid="00266116"/>
    </style:style>
    <style:style style:name="P6" style:family="paragraph" style:parent-style-name="Text_20_body">
      <style:text-properties officeooo:rsid="0028332d" officeooo:paragraph-rsid="0028332d"/>
    </style:style>
    <style:style style:name="P7" style:family="paragraph" style:parent-style-name="Text_20_body">
      <style:text-properties officeooo:rsid="0028332d" officeooo:paragraph-rsid="00288914"/>
    </style:style>
    <style:style style:name="P8" style:family="paragraph" style:parent-style-name="Text_20_body">
      <style:text-properties officeooo:rsid="00288914" officeooo:paragraph-rsid="002b242a"/>
    </style:style>
    <style:style style:name="P9" style:family="paragraph" style:parent-style-name="Text_20_body">
      <style:text-properties officeooo:rsid="00288914" officeooo:paragraph-rsid="002e3998"/>
    </style:style>
    <style:style style:name="P10" style:family="paragraph" style:parent-style-name="Text_20_body">
      <style:text-properties officeooo:rsid="002c9be1" officeooo:paragraph-rsid="002c9be1"/>
    </style:style>
    <style:style style:name="P11" style:family="paragraph" style:parent-style-name="Text_20_body">
      <style:text-properties officeooo:paragraph-rsid="002c9be1"/>
    </style:style>
    <style:style style:name="P12" style:family="paragraph" style:parent-style-name="Text_20_body">
      <style:text-properties officeooo:rsid="002dac5b" officeooo:paragraph-rsid="002dac5b"/>
    </style:style>
    <style:style style:name="P13" style:family="paragraph" style:parent-style-name="Text_20_body">
      <style:text-properties officeooo:rsid="002dac5b" officeooo:paragraph-rsid="002e3998"/>
    </style:style>
    <style:style style:name="P14" style:family="paragraph" style:parent-style-name="Heading_20_3">
      <style:text-properties officeooo:rsid="00210d01" officeooo:paragraph-rsid="00210d01"/>
    </style:style>
    <style:style style:name="P15" style:family="paragraph" style:parent-style-name="Heading_20_3">
      <style:text-properties officeooo:rsid="00288914" officeooo:paragraph-rsid="00288914"/>
    </style:style>
    <style:style style:name="P16" style:family="paragraph" style:parent-style-name="Heading_20_3">
      <style:text-properties officeooo:rsid="002c9be1" officeooo:paragraph-rsid="002c9be1"/>
    </style:style>
    <style:style style:name="T1" style:family="text">
      <style:text-properties officeooo:rsid="0023032a"/>
    </style:style>
    <style:style style:name="T2" style:family="text">
      <style:text-properties officeooo:rsid="00232471"/>
    </style:style>
    <style:style style:name="T3" style:family="text">
      <style:text-properties officeooo:rsid="00288914"/>
    </style:style>
    <style:style style:name="T4" style:family="text">
      <style:text-properties officeooo:rsid="0028932c"/>
    </style:style>
    <style:style style:name="T5" style:family="text">
      <style:text-properties officeooo:rsid="002dac5b"/>
    </style:style>
    <style:style style:name="T6" style:family="text">
      <style:text-properties officeooo:rsid="002e39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CS PhD Portfolio</text:p>
      <text:p text:style-name="P2">Anthony J. Christe</text:p>
      <text:p text:style-name="P2"><text:a xlink:type="simple" xlink:href="mailto:achriste@hawaii.edu" text:style-name="Internet_20_link">achriste@hawaii.edu</text:a></text:p>
      <text:p text:style-name="P2">February, 2016</text:p>
      <text:p text:style-name="Title">Statement of Purpose</text:p>
      <text:h text:style-name="P14" text:outline-level="3"><text:span text:style-name="T3">Background and </text:span>Research Interests</text:h>
      <text:p text:style-name="P3">My primary research interests lie in the realm of distributed sensor networks and the software architecture that support<text:span text:style-name="T1">s</text:span> distributed sensor networks; <text:span text:style-name="T2">namely distributed computing</text:span>. More specifically, work towards my PhD involves <text:span text:style-name="T1">the design and implementation of a framework that can support acquisition, persistence, reporting, and real-time analysis of temporospatial time series data. I want to be able to identify signals and transients in time series data irrelevant of the type. </text:span></text:p>
      <text:p text:style-name="P4">The recent and on-going explosion of Big Data has presented a complex challenge for data scientists and system architects. Large sensor networks continuously streaming data will often overwhelm a single server. Traditional database techniques quickly break down when Gigabytes of meta-data need to be continuously written and queried. Trying to process Big Data on a single server quickly becomes an exercise in futility. </text:p>
      <text:p text:style-name="P7">I believe that horizontally scalable clusters of servers are the way forward in solving these <text:span text:style-name="T3">complex issues</text:span>. <text:span text:style-name="T3">The advent of distributed computing has changed how we collect data, how we store data, how we process data and how we respond to data. </text:span></text:p>
      <text:p text:style-name="P5">My research interests are solving these problems in a unified and transportable way. By leveraging distributed computing, I aim to provide a framework that can meet the demands of <text:span text:style-name="T3">this</text:span> Big Data explosion and to advance the fields of distributed sensor networks and distributed sensor network architectures.</text:p>
      <text:h text:style-name="P15" text:outline-level="3">Goals</text:h>
      <text:p text:style-name="P8">My short term goal<text:span text:style-name="T4">s</text:span> <text:span text:style-name="T4">are</text:span> to obtain my PhD while advancing the field of computer science <text:span text:style-name="T4">through building and through sharing of knowledge through publishing and attending conferences.</text:span></text:p>
      <text:p text:style-name="P9"><text:span text:style-name="T4">Once I complete my PhD I would like to remain associated with research in some way or another. Whether that's at a post-doctorate level, teaching at the college level, or working at a national laboratory. </text:span></text:p>
      <text:p text:style-name="P9"><text:span text:style-name="T4">I hope to continue my work in distributed sensor networks. Advances in these technologies can pave the way to making it easier to deploy and manage sensor networks, make it easier for smaller countries to set up National Data Centers, make it easier for universities to do large scale distributed studies and continue to advance this explosion of IoT connected devices.</text:span></text:p>
      <text:h text:style-name="P16" text:outline-level="3"><text:soft-page-break/>Progress</text:h>
      <text:p text:style-name="P13">Over the past three years I've been building a framework to detect transients in power quality data. <text:span text:style-name="T6">I picked up a lot of my research foundation by taking</text:span> masters classes in software engineering for smart grids, advanced algorithms, <text:span text:style-name="T6">advanced operating systems, theory of computation, AI,</text:span> and web design.</text:p>
      <text:p text:style-name="P10">Over the past year I've been developing a framework for the collection, <text:span text:style-name="T6">a</text:span>nalysis, and reporting of temporospatial data. <text:span text:style-name="T5">My funded research through the Infrasound Laboratory at the University of Hawaii at Manoa involves detecting, quantifying, and localizing large infrasonic signals by deploying a <text:s/>large number of distributed sensors that continuously stream data.</text:span></text:p>
      <text:p text:style-name="P12">Through my funding agency I was able to secure a academic cooperation participant (ACP) position with Lawrence Livermore National Labs and have been working with their Big Data scientists to solve issues such as massive distributed data ingestion with type safe persistent queues. My cooperation with LLNL provides a wide-breadth of resources in distributed computing and Big Data.</text:p>
      <text:p text:style-name="P12"><text:s text:c="2"/></text:p>
      <text:p text:style-name="P1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9T08:42:31.706000000</meta:creation-date>
    <dc:date>2016-02-19T12:50:36.492395950</dc:date>
    <meta:editing-duration>PT1H47M47S</meta:editing-duration>
    <meta:editing-cycles>10</meta:editing-cycles>
    <meta:generator>LibreOffice/4.2.8.2$Linux_X86_64 LibreOffice_project/420$Build-2</meta:generator>
    <dc:creator>Anthony Christe</dc:creator>
    <meta:document-statistic meta:table-count="0" meta:image-count="0" meta:object-count="0" meta:page-count="2" meta:paragraph-count="19" meta:word-count="522" meta:character-count="3399" meta:non-whitespace-character-count="2888"/>
  </office:meta>
</office:document-meta>
</file>